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8.84pt"/>
    </style:style>
    <style:style style:name="co3" style:family="table-column">
      <style:table-column-properties fo:break-before="auto" style:column-width="151.99pt"/>
    </style:style>
    <style:style style:name="co4" style:family="table-column">
      <style:table-column-properties fo:break-before="auto" style:column-width="92.44pt"/>
    </style:style>
    <style:style style:name="co5" style:family="table-column">
      <style:table-column-properties fo:break-before="auto" style:column-width="14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J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ssignment </text:p>
          </table:table-cell>
          <table:table-cell office:value-type="string" calcext:value-type="string">
            <text:p>FPGA Pin </text:p>
          </table:table-cell>
          <table:table-cell office:value-type="string" calcext:value-type="string">
            <text:p>FPGA pin description </text:p>
          </table:table-cell>
          <table:table-cell office:value-type="string" calcext:value-type="string">
            <text:p>Voltage Level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O0_P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L16P_T2_35 (EXT TRIG) 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O0_N </text:p>
          </table:table-cell>
          <table:table-cell office:value-type="string" calcext:value-type="string">
            <text:p>Relays transformer 3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L16N_T2_35 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O1_P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H16 </text:p>
          </table:table-cell>
          <table:table-cell office:value-type="string" calcext:value-type="string">
            <text:p>IO_L13P_T2_MRCC_35 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O1_N</text:p>
          </table:table-cell>
          <table:table-cell office:value-type="string" calcext:value-type="string">
            <text:p>Relays transformer 2</text:p>
          </table:table-cell>
          <table:table-cell office:value-type="string" calcext:value-type="string">
            <text:p>H17 </text:p>
          </table:table-cell>
          <table:table-cell office:value-type="string" calcext:value-type="string">
            <text:p>IO_L13N_T2_MRCC_35 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O2_P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J18 </text:p>
          </table:table-cell>
          <table:table-cell office:value-type="string" calcext:value-type="string">
            <text:p>IO_L14P_T2_AD4P_S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O2_N</text:p>
          </table:table-cell>
          <table:table-cell office:value-type="string" calcext:value-type="string">
            <text:p>Relays transformer 1 </text:p>
          </table:table-cell>
          <table:table-cell office:value-type="string" calcext:value-type="string">
            <text:p>H18 </text:p>
          </table:table-cell>
          <table:table-cell office:value-type="string" calcext:value-type="string">
            <text:p>IO_L14N_T2_AD4N_S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O3_P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K17 </text:p>
          </table:table-cell>
          <table:table-cell office:value-type="string" calcext:value-type="string">
            <text:p>IO_L12P_T1_MRCC_35 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O3_N 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L12N_T1_M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O4_P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L22P_T3_AD7P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O4_N 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L22N_T3_AD7N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O5_P 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IO_L11P_T1_S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O5_N 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IO_L11N_T1_S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O6_P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L24P_T3_AD15P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O6_N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L24N_T3_AD15N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O7_P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IO_L23P_T3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O7_N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IO_L23N_T3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J2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PGA Pin </text:p>
          </table:table-cell>
          <table:table-cell office:value-type="string" calcext:value-type="string">
            <text:p>FPGA pin description </text:p>
          </table:table-cell>
          <table:table-cell office:value-type="string" calcext:value-type="string">
            <text:p>Voltage Level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O7_N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IO_L23N_T3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O7_P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IO_L23P_T3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O6_N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L24N_T3_AD15N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O6_P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L24P_T3_AD15P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O5_N 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IO_L11N_T1_S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O5_P 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IO_L11P_T1_S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O4_N 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L22N_T3_AD7N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O4_P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L22P_T3_AD7P_3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O3_N 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L12N_T1_M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O3_P</text:p>
          </table:table-cell>
          <table:table-cell office:value-type="string" calcext:value-type="string">
            <text:p>K17 </text:p>
          </table:table-cell>
          <table:table-cell office:value-type="string" calcext:value-type="string">
            <text:p>IO_L12P_T1_MRCC_35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O2_P</text:p>
          </table:table-cell>
          <table:table-cell office:value-type="string" calcext:value-type="string">
            <text:p>J18 </text:p>
          </table:table-cell>
          <table:table-cell office:value-type="string" calcext:value-type="string">
            <text:p>IO_L14P_T2_AD4P_SRCC_3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O1_P</text:p>
          </table:table-cell>
          <table:table-cell office:value-type="string" calcext:value-type="string">
            <text:p>H16 </text:p>
          </table:table-cell>
          <table:table-cell office:value-type="string" calcext:value-type="string">
            <text:p>IO_L13P_T2_MRCC_35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O0_P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L16P_T2_35 (EXT TRIG) 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V3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V3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2">00/00/0000</text:date>, <text:time style:data-style-name="N2" text:time-value="12:06:43.8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7:23:33.092000000</meta:creation-date>
    <dc:date>2020-09-02T12:42:05.083000000</dc:date>
    <meta:editing-duration>PT17M46S</meta:editing-duration>
    <meta:editing-cycles>2</meta:editing-cycles>
    <meta:generator>LibreOffice/5.2.0.4$Windows_x86 LibreOffice_project/066b007f5ebcc236395c7d282ba488bca6720265</meta:generator>
    <meta:document-statistic meta:table-count="2" meta:cell-count="275" meta:object-count="0"/>
  </office:meta>
</office:document-meta>
</file>